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A60000028EFCD91B428149D2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Dyslexic" svg:font-family="OpenDyslexic" style:font-pitch="variable"/>
    <style:font-face style:name="NanumGothic" svg:font-family="NanumGothic" style:font-family-generic="roman" style:font-pitch="variable"/>
    <style:font-face style:name="Laksaman" svg:font-family="Laksaman" style:font-family-generic="swiss" style:font-pitch="variable"/>
    <style:font-face style:name="Laksaman1" svg:font-family="Laksaman" style:font-family-generic="system" style:font-pitch="variable"/>
  </office:font-face-decls>
  <office:automatic-styles>
    <style:style style:name="P1" style:family="paragraph" style:parent-style-name="Standard">
      <style:text-properties style:font-name="OpenDyslexic" officeooo:rsid="000f7ae9" officeooo:paragraph-rsid="000f7ae9"/>
    </style:style>
    <style:style style:name="P2" style:family="paragraph" style:parent-style-name="Standard">
      <style:text-properties style:font-name="OpenDyslexic" fo:font-size="24pt" officeooo:rsid="000f7ae9" officeooo:paragraph-rsid="000f7ae9" style:font-size-asian="24pt" style:font-size-complex="2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</text:p>
      <text:p text:style-name="P2"/>
      <text:p text:style-name="P1"><draw:frame draw:style-name="fr1" draw:name="Imagen1" text:anchor-type="paragraph" svg:width="17cm" svg:height="16.397cm" draw:z-index="0"><draw:image xlink:href="Pictures/10000201000002A60000028EFCD91B428149D2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Dyslexic" svg:font-family="OpenDyslexic" style:font-pitch="variable"/>
    <style:font-face style:name="NanumGothic" svg:font-family="NanumGothic" style:font-family-generic="roman" style:font-pitch="variable"/>
    <style:font-face style:name="Laksaman" svg:font-family="Laksaman" style:font-family-generic="swiss" style:font-pitch="variable"/>
    <style:font-face style:name="Laksaman1" svg:font-family="Laksama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anumGothic" fo:font-size="12pt" fo:language="es" fo:country="ES" style:letter-kerning="true" style:font-name-asian="Laksaman1" style:font-size-asian="10.5pt" style:language-asian="zh" style:country-asian="CN" style:font-name-complex="Laksaman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anumGothic" fo:font-size="12pt" fo:language="es" fo:country="ES" style:letter-kerning="true" style:font-name-asian="Laksaman1" style:font-size-asian="10.5pt" style:language-asian="zh" style:country-asian="CN" style:font-name-complex="Laksa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aksaman" fo:font-family="Laksaman" style:font-family-generic="swiss" style:font-pitch="variable" fo:font-size="14pt" style:font-name-asian="Laksaman1" style:font-family-asian="Laksaman" style:font-family-generic-asian="system" style:font-pitch-asian="variable" style:font-size-asian="14pt" style:font-name-complex="Laksaman1" style:font-family-complex="Laksaman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22:04:11.811004351</meta:creation-date>
    <dc:date>2016-12-29T22:04:59.100745772</dc:date>
    <meta:editing-duration>PT47S</meta:editing-duration>
    <meta:editing-cycles>1</meta:editing-cycles>
    <meta:document-statistic meta:table-count="0" meta:image-count="1" meta:object-count="0" meta:page-count="1" meta:paragraph-count="1" meta:word-count="1" meta:character-count="8" meta:non-whitespace-character-count="8"/>
    <meta:generator>LibreOffice/5.1.4.2$Linux_X86_64 LibreOffice_project/10m0$Build-2</meta:generator>
  </office:meta>
</office:document-meta>
</file>